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pitch="fixed"/>
    <style:font-face style:name="Noto Mono" svg:font-family="'Noto Mono'" style:font-pitch="fixed"/>
    <style:font-face style:name="Ubuntu Mono" svg:font-family="'Ubuntu Mono'" style:font-pitch="fixed"/>
    <style:font-face style:name="DejaVu Sans Mono1" svg:font-family="'DejaVu Sans Mono'" style:font-family-generic="roman" style:font-pitch="variable"/>
    <style:font-face style:name="Noto Sans Mono CJK JP" svg:font-family="'Noto Sans Mono CJK JP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fe331" officeooo:paragraph-rsid="000fe331" style:font-name-asian="Noto Mono"/>
    </style:style>
    <style:style style:name="P2" style:family="paragraph" style:parent-style-name="Standard" style:list-style-name="L1">
      <style:text-properties officeooo:rsid="000fe331" officeooo:paragraph-rsid="000fe331" style:font-name-asian="Noto Mono"/>
    </style:style>
    <style:style style:name="P3" style:family="paragraph" style:parent-style-name="Standard">
      <style:text-properties officeooo:rsid="0010068b" officeooo:paragraph-rsid="0010068b" style:font-name-asian="Noto Mono"/>
    </style:style>
    <style:style style:name="P4" style:family="paragraph" style:parent-style-name="Standard" style:list-style-name="L2">
      <style:text-properties officeooo:rsid="0010068b" officeooo:paragraph-rsid="0010068b" style:font-name-asian="Noto Mono"/>
    </style:style>
    <style:style style:name="P5" style:family="paragraph" style:parent-style-name="Standard">
      <style:text-properties style:font-name="Ubuntu Mono" officeooo:rsid="000fe331" officeooo:paragraph-rsid="000fe331" style:font-name-asian="Ubuntu Mono"/>
    </style:style>
    <style:style style:name="P6" style:family="paragraph" style:parent-style-name="Standard">
      <style:text-properties style:font-name="Noto Mono" fo:font-size="10pt" officeooo:rsid="000fe331" officeooo:paragraph-rsid="000fe331" style:font-name-asian="Noto Mono" style:font-size-asian="10pt" style:font-size-complex="10pt"/>
    </style:style>
    <style:style style:name="P7" style:family="paragraph" style:parent-style-name="Standard">
      <style:text-properties style:font-name="Noto Mono" fo:font-size="10pt" officeooo:rsid="0010068b" officeooo:paragraph-rsid="0010068b" style:font-name-asian="Noto Mono" style:font-size-asian="10pt" style:font-size-complex="10pt"/>
    </style:style>
    <style:style style:name="P8" style:family="paragraph" style:parent-style-name="Standard">
      <style:text-properties style:font-name="Noto Mono" fo:font-size="10pt" officeooo:rsid="0010068b" officeooo:paragraph-rsid="00105ac6" style:font-name-asian="Noto Mono" style:font-size-asian="10pt" style:font-size-complex="10pt"/>
    </style:style>
    <style:style style:name="P9" style:family="paragraph" style:parent-style-name="Standard">
      <style:text-properties style:font-name="Noto Mono" fo:font-size="10pt" officeooo:rsid="00105ac6" officeooo:paragraph-rsid="00105ac6" style:font-name-asian="Noto Mono" style:font-size-asian="10pt" style:font-size-complex="10pt"/>
    </style:style>
    <style:style style:name="P10" style:family="paragraph" style:parent-style-name="Standard">
      <style:text-properties style:font-name="Noto Mono" fo:font-size="10pt" officeooo:rsid="00115bea" officeooo:paragraph-rsid="00115bea" style:font-name-asian="Noto Mono" style:font-size-asian="10pt" style:font-size-complex="10pt"/>
    </style:style>
    <style:style style:name="P11" style:family="paragraph" style:parent-style-name="Standard">
      <style:text-properties style:font-name="Noto Mono" fo:font-size="10pt" officeooo:rsid="0012b9bf" officeooo:paragraph-rsid="0012b9bf" style:font-name-asian="Noto Mono" style:font-size-asian="10pt" style:font-size-complex="10pt"/>
    </style:style>
    <style:style style:name="P12" style:family="paragraph" style:parent-style-name="Standard">
      <style:text-properties style:font-name="Noto Mono" fo:font-size="10pt" officeooo:rsid="001300b5" officeooo:paragraph-rsid="001300b5" style:font-name-asian="Noto Mono" style:font-size-asian="10pt" style:font-size-complex="10pt"/>
    </style:style>
    <style:style style:name="P13" style:family="paragraph" style:parent-style-name="Standard">
      <style:text-properties style:font-name="Noto Mono" fo:font-size="13.6999998092651pt" officeooo:rsid="00105ac6" officeooo:paragraph-rsid="00105ac6" style:font-name-asian="Noto Mono" style:font-size-asian="12pt" style:font-size-complex="13.6999998092651pt"/>
    </style:style>
    <style:style style:name="P14" style:family="paragraph" style:parent-style-name="Standard">
      <style:text-properties style:font-name="Noto Mono" fo:font-size="12pt" officeooo:rsid="00105ac6" officeooo:paragraph-rsid="00105ac6" style:font-name-asian="Noto Mono" style:font-size-asian="10.5pt" style:font-size-complex="12pt"/>
    </style:style>
    <style:style style:name="P15" style:family="paragraph" style:parent-style-name="Standard" style:list-style-name="L3">
      <style:text-properties style:font-name="Noto Mono" fo:font-size="12pt" officeooo:rsid="00105ac6" officeooo:paragraph-rsid="00105ac6" style:font-name-asian="Noto Mono" style:font-size-asian="10.5pt" style:font-size-complex="12pt"/>
    </style:style>
    <style:style style:name="P16" style:family="paragraph" style:parent-style-name="Standard" style:list-style-name="L3">
      <style:text-properties style:font-name="Noto Mono" fo:font-size="12pt" officeooo:rsid="00115bea" officeooo:paragraph-rsid="00115bea" style:font-name-asian="Noto Mono" style:font-size-asian="10.5pt" style:font-size-complex="12pt"/>
    </style:style>
    <style:style style:name="P17" style:family="paragraph" style:parent-style-name="Standard">
      <style:text-properties style:font-name="Noto Mono" fo:font-size="12pt" officeooo:rsid="00115bea" officeooo:paragraph-rsid="00115bea" style:font-name-asian="Noto Mono" style:font-size-asian="10.5pt" style:font-size-complex="12pt"/>
    </style:style>
    <style:style style:name="P18" style:family="paragraph" style:parent-style-name="Standard">
      <style:text-properties fo:color="#000000" style:font-name="Noto Mono" fo:font-size="10pt" officeooo:rsid="0010068b" officeooo:paragraph-rsid="0010068b" style:font-name-asian="Noto Mono" style:font-size-asian="10pt" style:font-size-complex="10pt"/>
    </style:style>
    <style:style style:name="P19" style:family="paragraph" style:parent-style-name="Standard" style:list-style-name="L2">
      <style:text-properties fo:color="#000000" style:font-name="Noto Mono" fo:font-size="10pt" officeooo:rsid="0010068b" officeooo:paragraph-rsid="0010068b" style:font-name-asian="Noto Mono" style:font-size-asian="10pt" style:font-size-complex="10pt"/>
    </style:style>
    <style:style style:name="P20" style:family="paragraph" style:parent-style-name="Table_20_Contents">
      <style:text-properties style:font-name="Noto Mono" fo:font-size="10pt" style:font-name-asian="Noto Mono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Noto Mono" fo:font-size="10pt" style:font-name-asian="Noto Mono" style:font-size-asian="10pt" style:font-size-complex="10pt"/>
    </style:style>
    <style:style style:name="P22" style:family="paragraph" style:parent-style-name="Table_20_Contents">
      <style:text-properties style:font-name="Noto Mono" fo:font-size="10pt" officeooo:rsid="001300b5" officeooo:paragraph-rsid="001300b5" style:font-name-asian="Noto Mono" style:font-size-asian="10pt" style:font-size-complex="10pt"/>
    </style:style>
    <style:style style:name="T1" style:family="text">
      <style:text-properties style:font-name="Noto Mono"/>
    </style:style>
    <style:style style:name="T2" style:family="text">
      <style:text-properties style:font-name="Noto Mono" style:text-underline-style="solid" style:text-underline-width="auto" style:text-underline-color="font-color"/>
    </style:style>
    <style:style style:name="T3" style:family="text">
      <style:text-properties style:font-name="Noto Mono" style:text-underline-style="none"/>
    </style:style>
    <style:style style:name="T4" style:family="text">
      <style:text-properties style:font-name="Noto Mono" style:text-underline-style="none" officeooo:rsid="00115bea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15bea"/>
    </style:style>
    <style:style style:name="T7" style:family="text">
      <style:text-properties style:text-underline-style="none" officeooo:rsid="0012b9bf"/>
    </style:style>
    <style:style style:name="T8" style:family="text">
      <style:text-properties fo:color="#cc7832" fo:font-style="normal" fo:font-weight="normal" style:font-style-asian="normal" style:font-weight-asian="normal"/>
    </style:style>
    <style:style style:name="T9" style:family="text">
      <style:text-properties fo:color="#cc7832" fo:font-style="normal" fo:font-weight="normal" officeooo:rsid="00105ac6" style:font-style-asian="normal" style:font-weight-asian="normal"/>
    </style:style>
    <style:style style:name="T10" style:family="text">
      <style:text-properties fo:color="#cc7832" fo:font-style="normal" style:text-underline-style="none" fo:font-weight="normal" style:font-style-asian="normal" style:font-weight-asian="normal"/>
    </style:style>
    <style:style style:name="T11" style:family="text">
      <style:text-properties fo:color="#a9b7c6" fo:font-style="normal" fo:font-weight="normal" style:font-style-asian="normal" style:font-weight-asian="normal"/>
    </style:style>
    <style:style style:name="T12" style:family="text">
      <style:text-properties fo:color="#6a8759" fo:font-style="normal" fo:font-weight="normal" style:font-style-asian="normal" style:font-weight-asian="normal"/>
    </style:style>
    <style:style style:name="T13" style:family="text">
      <style:text-properties fo:font-style="normal" fo:font-weight="normal" style:font-style-asian="normal" style:font-weight-asian="normal"/>
    </style:style>
    <style:style style:name="T14" style:family="text">
      <style:text-properties fo:font-style="normal" style:text-underline-style="solid" style:text-underline-width="auto" style:text-underline-color="font-color" fo:font-weight="normal" style:font-style-asian="normal" style:font-weight-asian="normal"/>
    </style:style>
    <style:style style:name="T15" style:family="text">
      <style:text-properties fo:font-style="normal" style:text-underline-style="none" fo:font-weight="normal" style:font-style-asian="normal" style:font-weight-asian="normal"/>
    </style:style>
    <style:style style:name="T16" style:family="text">
      <style:text-properties fo:color="#ffc66d" fo:font-style="normal" fo:font-weight="normal" style:font-style-asian="normal" style:font-weight-asian="normal"/>
    </style:style>
    <style:style style:name="T17" style:family="text">
      <style:text-properties fo:color="#ffc66d" fo:font-style="italic" fo:font-weight="normal" style:font-style-asian="italic" style:font-weight-asian="normal"/>
    </style:style>
    <style:style style:name="T18" style:family="text">
      <style:text-properties fo:color="#808080" fo:font-style="normal" fo:font-weight="normal" style:font-style-asian="normal" style:font-weight-asian="normal"/>
    </style:style>
    <style:style style:name="T19" style:family="text">
      <style:text-properties fo:color="#4eade5" fo:font-style="normal" fo:font-weight="normal" style:font-style-asian="normal" style:font-weight-asian="normal"/>
    </style:style>
    <style:style style:name="T20" style:family="text">
      <style:text-properties fo:color="#000000" style:font-name="Noto Mono" fo:font-size="10pt" fo:font-style="normal" style:text-underline-style="none" fo:font-weight="normal" style:font-size-asian="10pt" style:font-style-asian="normal" style:font-weight-asian="normal" style:font-size-complex="10pt"/>
    </style:style>
    <style:style style:name="T21" style:family="text">
      <style:text-properties fo:color="#6897bb" fo:font-style="normal" fo:font-weight="normal" style:font-style-asian="normal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소유권이라… 생소하지만 잘 해볼 수 있도록 노력..</text:p>
      <text:p text:style-name="P5"/>
      <text:p text:style-name="P1"><text:span text:style-name="T1">4.1.1</text:span> <text:s/>소유권 규칙</text:p>
      <text:p text:style-name="P1">먼저<text:span text:style-name="T1">,</text:span> 소유권에 적용되는 규칙부터 살펴보자, 앞으로 살펴볼 예제들은 이 규칙들을 설명하기 이한 것이므로 잘 기억하도록 하자..!</text:p>
      <text:p text:style-name="P1"/>
      <text:list xml:id="list1298747954" text:style-name="L1">
        <text:list-item>
          <text:p text:style-name="P2">러스트가 다루는 각각의 값은 소유자<text:span text:style-name="T1">(owner)라고 부르는 변수를 가지고 있다.</text:span></text:p>
        </text:list-item>
        <text:list-item>
          <text:p text:style-name="P2"><text:span text:style-name="T1">특정 시점에 값의 소유자는 단 하나뿐이다.</text:span></text:p>
        </text:list-item>
        <text:list-item>
          <text:p text:style-name="P2"><text:span text:style-name="T1">소유자가 범위를 벗어나면 그 값은 제거된다.</text:span></text:p>
        </text:list-item>
      </text:list>
      <text:p text:style-name="P1"><text:span text:style-name="T1"/></text:p>
      <text:p text:style-name="P1"><text:span text:style-name="T1">4.1.2 변수의 범위</text:span></text:p>
      <text:p text:style-name="P1"><text:span text:style-name="T1">소유권에 대한 첫 예제를 통해 변수의 범위(scope)에 대해 확인해보자. </text:span><text:span text:style-name="T2">범위란, 프로그램 안에서 어떤 아이템이 유효한 한도를 의미한다</text:span><text:span text:style-name="T1">. 다음과 같이 변수를 하나 선언했다고 가정해보자 </text:span></text:p>
      <text:p text:style-name="P6"><text:span text:style-name="T8">let </text:span><text:span text:style-name="T11">s = </text:span><text:span text:style-name="T12">"hello"</text:span><text:span text:style-name="T8">; </text:span></text:p>
      <text:p text:style-name="P18"><text:span text:style-name="T13">여기서 변수 s는 프로그램 안에 하드코딩한 문자열값인 문자열 리터럴을 참조한다. </text:span><text:span text:style-name="T14">변수 s는 선언된 지점부터 현재 범위를 벗어나기 전 까지는 유효하다</text:span><text:span text:style-name="T13"> </text:span></text:p>
      <text:p text:style-name="P18"><text:span text:style-name="T10">fn </text:span><text:span text:style-name="T16">main</text:span><text:span text:style-name="T11">() { </text:span><text:span text:style-name="T18">// 변수 s를 아직 선언하지는 않았으므로 변수가 유효하지 않다</text:span></text:p>
      <text:p text:style-name="P18"><text:span text:style-name="T18"><text:s/></text:span><text:line-break/><text:span text:style-name="T18"> <text:s text:c="3"/></text:span><text:span text:style-name="T8">let </text:span><text:span text:style-name="T11">s = </text:span><text:span text:style-name="T12">"hello"</text:span><text:span text:style-name="T8">; </text:span><text:span text:style-name="T18">// 변수 s는 이 지점부터 유효하다.</text:span><text:line-break/><text:span text:style-name="T18"> <text:s text:c="3"/></text:span><text:line-break/><text:span text:style-name="T18"> <text:s text:c="3"/>// 변수 s를 이용해 필요한 동작을 수행한다 </text:span><text:line-break/><text:span text:style-name="T11">} <text:s text:c="2"/></text:span><text:span text:style-name="T18">// 여기서 범위를 벗어나므로 변수 s는 이제 유효하지 않다.</text:span><text:line-break/></text:p>
      <text:p text:style-name="P18"><text:span text:style-name="T15"/></text:p>
      <text:p text:style-name="P18"><text:span text:style-name="T15">다시 말하면 이 예제에서 핵심은 다음의 두 가지다.</text:span></text:p>
      <text:list xml:id="list453532019" text:style-name="L2">
        <text:list-item>
          <text:p text:style-name="P19"><text:span text:style-name="T15">변수 s가 범위 안으로 들어오면 유효하다 </text:span></text:p>
        </text:list-item>
        <text:list-item>
          <text:p text:style-name="P4"><text:span text:style-name="T20">변수는 범위를 벗어나기 전까지 유효하다</text:span></text:p>
        </text:list-item>
      </text:list>
      <text:p text:style-name="P3"><text:span text:style-name="T1">String 타입에 대해 더 자세히 알아보자 ㄱㄱ!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4.1.3 String 타입</text:span></text:p>
      <text:p text:style-name="P3"><text:span text:style-name="T1"/></text:p>
      <text:p text:style-name="P3"><text:span text:style-name="T1">소유권 규칙을 살펴보려면 u32 ~ i64까지 “데이터 타입”절에서 살펴본 것보다는 조금 더 복잡한 데이터 타입이 필요하다. 앞서 살펴본 타입들은 모두 스택에 저장되며 범위에 벗어나면 스택에서 제거되지만 이제는 힙에 저장되는 데이터를 이용해 러스트가 이 데이터를 제거할 시점을 어떻게 알아내는지 확인해보자 </text:span></text:p>
      <text:p text:style-name="P3"><text:span text:style-name="T1"/></text:p>
      <text:p text:style-name="P3"><text:span text:style-name="T1">이 예제 에서는 String 타입과 관련된 소유권의 동작을 설명한다. 이 동작은 표준 라이브러리가 제공하거나 나중에 우리가 직접 구현하게 될 다른 복합(complex) 데이터 타입에서 적용된다 </text:span></text:p>
      <text:p text:style-name="P3"><text:span text:style-name="T1">String 타입은 좀 나중에 다루어 보는걸로 하고 </text:span></text:p>
      <text:p text:style-name="P3"><text:span text:style-name="T1"/></text:p>
      <text:p text:style-name="P3"><text:span text:style-name="T1">앞의 예제에서는 프로그램에 하드코딩한 문자열값이 저장된 문자열 리터럴을 확인했다 하지만 문자열 리터럴은 텍스트를 다루어야 하는 모든 경우에 적합한 방법은 아니다 </text:span><text:span text:style-name="T2">그 이유 중 하나는 문자열은 불변이기 때문이다.</text:span><text:span text:style-name="T3"> 또 다른 이유는 코드를 작성하는 시점에 필요한 모든 문자열값을 알 수 없기 때문이다 사용자가 입력한 값을 어딘가에 저장해야 한다면 어떨까? 이럴 때를 대비해 러스트는 또 다른 타입의 </text:span><text:span text:style-name="T4">String 타입을 제공한다 이 타입은 힙에 할당되므로 컴파일 시점에 알 수 없는 크기를 문자열을 저장할 수 있다 또한, 다음과 같이 from 함수를 이용하면 문자열 리터럴을 이용해 String 인스턴스를 생성할 수 있다.</text:span></text:p>
      <text:p text:style-name="P3"><text:span text:style-name="T3"/></text:p>
      <text:p text:style-name="P8"><text:span text:style-name="T10">fn </text:span><text:span text:style-name="T16">main</text:span><text:span text:style-name="T11">(){</text:span><text:line-break/><text:span text:style-name="T11"> <text:s text:c="3"/></text:span><text:span text:style-name="T8">let </text:span><text:span text:style-name="T11">s = String::</text:span><text:span text:style-name="T17">from</text:span><text:span text:style-name="T11">(</text:span><text:span text:style-name="T12">"hello"</text:span><text:span text:style-name="T11">)</text:span><text:span text:style-name="T8">;</text:span></text:p>
      <text:p text:style-name="P8"><text:span text:style-name="T8"><text:s text:c="4"/>// :: </text:span><text:span text:style-name="T9">두 개의 콜론(::)은 ㄹ개ㅡ 함수를 String 타입의 이름 공간으로 제한해서 string_from <text:s text:c="7"/><text:tab/>// 같은 이름 대신 더 명료한 이름을 사용하기 위해서</text:span></text:p>
      <text:p text:style-name="P8"><text:line-break/><text:span text:style-name="T8"> <text:s text:c="3"/>↓↓↓↓↓↓↓↓↓↓↓↓↓↓↓↓↓↓↓↓↓↓↓↓ </text:span><text:span text:style-name="T9">이런식으로 응용 가능 </text:span><text:line-break/><text:span text:style-name="T8"> <text:s text:c="3"/>let mut </text:span><text:span text:style-name="T11">_s = String::</text:span><text:span text:style-name="T17">from</text:span><text:span text:style-name="T11">(</text:span><text:span text:style-name="T12">"hello"</text:span><text:span text:style-name="T11">)</text:span><text:span text:style-name="T8">;</text:span><text:line-break/><text:span text:style-name="T8"> <text:s text:c="3"/></text:span><text:span text:style-name="T11">_s.</text:span><text:span text:style-name="T16">push_str</text:span><text:span text:style-name="T11">(</text:span><text:span text:style-name="T12">", world"</text:span><text:span text:style-name="T11">)</text:span><text:span text:style-name="T8">;</text:span><text:line-break/><text:span text:style-name="T8"> <text:s text:c="3"/></text:span><text:span text:style-name="T19">println!</text:span><text:span text:style-name="T11">(</text:span><text:span text:style-name="T12">"</text:span><text:span text:style-name="T8">{}</text:span><text:span text:style-name="T12">"</text:span><text:span text:style-name="T8">, </text:span><text:span text:style-name="T11">_s)</text:span><text:span text:style-name="T8">;</text:span><text:line-break/><text:span text:style-name="T11">}</text:span></text:p>
      <text:p text:style-name="P7"><text:span text:style-name="T5"/></text:p>
      <text:p text:style-name="P9"><text:span text:style-name="T5">String 타입과 문자열 리터럴은 어떻게 다를까? 왜 String타입은 변경할 수 있지만, 리터럴은 변경할 수 없을까? 이 둘의 차이점은 두 타입이 메모리를 다루는 방법에 있다. </text:span></text:p>
      <text:p text:style-name="P9"><text:span text:style-name="T5"/></text:p>
      <text:p text:style-name="P13"><text:span text:style-name="T5">4.1.4 메모리와 할당</text:span></text:p>
      <text:p text:style-name="P13"><text:span text:style-name="T5"/></text:p>
      <text:p text:style-name="P14"><text:span text:style-name="T5">문자열 리터럴은 컴파일 시점에 문자열의 내용을 이미 알고 있으므로 텍스트를 최종 실행할 수 있는 형태로 직접 하드코딩할 수 있다 하지만 이러한 장점은 문자열 리터럴이 불변이라는 사실에서 비롯됨.</text:span></text:p>
      <text:p text:style-name="P14"><text:span text:style-name="T5">안타깝게도 컴파일 시점에 그 길이를 미리 알 수 없거나 프로그램의 실행 중에 길이가 변경되는 문자열은 그 문자열이 사용할 메모리를 바이너리 형태로 미리 변환할 수가 없다</text:span></text:p>
      <text:p text:style-name="P14"><text:span text:style-name="T5"/></text:p>
      <text:p text:style-name="P14"><text:span text:style-name="T5">가변 문자열을 지원하는 </text:span><text:span text:style-name="T6">String 타입은 길이를 조절할 수 있는 텍스트 이므로 컴파일 시점에 알 수 없는 내용을 저장하기 위해 힙 메모리에 일정 부분의 메모리를 할당해야 한다. 따라서 다음과 같은 두 가지 절차를 거친다 </text:span></text:p>
      <text:list xml:id="list755778636" text:style-name="L3">
        <text:list-item>
          <text:p text:style-name="P15"><text:span text:style-name="T6">해당 메모리는 반드시 런타임에 운영체제에 요청해야한다</text:span></text:p>
        </text:list-item>
        <text:list-item>
          <text:p text:style-name="P16"><text:span text:style-name="T5">String 타입의 사용이 완료된 후에는 이 메모리를 운영체제에 다시 돌려줄 방법이 필요함</text:span></text:p>
        </text:list-item>
      </text:list>
      <text:p text:style-name="P17"><text:span text:style-name="T5"/></text:p>
      <text:p text:style-name="P17"><text:span text:style-name="T5">러스트는 메모리의 할당과 해체를 다른 방식으로 수행한다. 즉, 변수에 할당된 메모리는 변수를 소유한 범위(scope)를 벗어나는 수간 자동으로 해체한다 문자열 리터럴 대신 String 타입을 사용했던 코드를 통해 범위에 대해 다시 확인해보자</text:span></text:p>
      <text:p text:style-name="P10"><text:span text:style-name="T10">fn </text:span><text:span text:style-name="T16">main</text:span><text:span text:style-name="T11">(){</text:span><text:line-break/><text:span text:style-name="T11"> <text:s text:c="3"/></text:span><text:span text:style-name="T8">let </text:span><text:span text:style-name="T11">s = String::</text:span><text:span text:style-name="T17">from</text:span><text:span text:style-name="T11">(</text:span><text:span text:style-name="T12">"hello"</text:span><text:span text:style-name="T11">)</text:span><text:span text:style-name="T8">; </text:span><text:span text:style-name="T18">// 변수 s는 이 지점부터 유효하다.</text:span><text:line-break/><text:span text:style-name="T18"> <text:s text:c="3"/>// 변수 s를 이용해 필요한 동작을 수행함</text:span><text:line-break/><text:span text:style-name="T11">} <text:s text:c="2"/></text:span><text:span text:style-name="T18">// 여기서 범위를 벗어나게 되므로 변수 s는 이제 유효하지 않음 </text:span></text:p>
      <text:p text:style-name="P10"><text:span text:style-name="T5">이 코드를 보면 변수 s가 사용하는 메모리를 운영체제로 돌려주기에 매우 적합한 지점이 있다 바로 변수 s가 벗어나는 지점이다 변수가 범위를 벗어나면 러스트는 drop이라는 이름의 특별한 함수를 호출한다. </text:span></text:p>
      <text:p text:style-name="P10"><text:span text:style-name="T5"/></text:p>
      <text:p text:style-name="P10"><text:soft-page-break/><text:span text:style-name="T5">****</text:span><text:span text:style-name="T7">note****</text:span></text:p>
      <text:p text:style-name="P11"><text:span text:style-name="T5">C++에서는 어떤 항목의 수명주기 마지막에 자원을 해체하는 패턴을 “초기화에 의한 자원획득”</text:span></text:p>
      <text:p text:style-name="P11"><text:span text:style-name="T5">(RAII, Resource Acquisition ls Initialization)이라고 부른다 러스트의 drop 함수는 이 RAII 패턴과 유사하다</text:span></text:p>
      <text:p text:style-name="P11"><text:span text:style-name="T5"/></text:p>
      <text:p text:style-name="P11"><text:span text:style-name="T5"/></text:p>
      <text:p text:style-name="P11"><text:span text:style-name="T5">RAII 패턴은 러스트 코드를 작성하는데 많은 영향을 끼친다. 지금은 단순해 보이겠지만 데이터를 힙 메모리에 할당하기 위해 여러 개의 변수를 사용하는 복잡한 상황에서는 코드가 예상과 다르게 동작할 수 있다 </text:span></text:p>
      <text:p text:style-name="P11"><text:span text:style-name="T5"/></text:p>
      <text:p text:style-name="P11"><text:span text:style-name="T5">(1) 변수와 데이터가 상호작용하는 방식 : 이동(Move)</text:span></text:p>
      <text:p text:style-name="P11"><text:span text:style-name="T5">러스트에서는 여러 개의 변수를 이용해 같은 데이터를 각기 다른 방법으로 처리할 수 있다. </text:span></text:p>
      <text:p text:style-name="P11"><text:span text:style-name="T10">let </text:span><text:span text:style-name="T11">x = </text:span><text:span text:style-name="T21">5</text:span><text:span text:style-name="T8">;</text:span><text:line-break/><text:span text:style-name="T8">let </text:span><text:span text:style-name="T11">y = x</text:span><text:span text:style-name="T8">;</text:span></text:p>
      <text:p text:style-name="P12"><text:span text:style-name="T5">이 코드가 값 5를 변수 x에 대입한 후, 변수 x 값의 복사본을 변수 y에 대입하는 코드라는 점은 금방 알 수 있다. 이제 우리는 x와 y, 두 개의 변수에 같은 값 5를 할당했다. 이것이 코드가 실제로 수행하는 동작이다 정수는 이미 알려진, 고정 크기의 단순한 값이기 때문에 5라는 값 두 개가 스택에 저장된다 </text:span></text:p>
      <text:p text:style-name="P12"><text:span text:style-name="T5"/></text:p>
      <text:p text:style-name="P12"><text:span text:style-name="T5">이제 String 타입을 사용하는 코드를 살펴보자.</text:span></text:p>
      <text:p text:style-name="P12"><text:span text:style-name="T10">let </text:span><text:span text:style-name="T11">s1 = String::</text:span><text:span text:style-name="T17">from</text:span><text:span text:style-name="T11">(</text:span><text:span text:style-name="T12">"hello"</text:span><text:span text:style-name="T11">)</text:span><text:span text:style-name="T8">;</text:span><text:line-break/><text:span text:style-name="T8">let </text:span><text:span text:style-name="T11">s2 = s1</text:span><text:span text:style-name="T8">; </text:span></text:p>
      <text:p text:style-name="P12"><text:span text:style-name="T5">이 코드는 앞서 살펴본 코드와 거의 같아보여서 마찬가지 방법으로 동작할 것으로 예상할 수 있다 즉, 두 번째 줄의 코드는 변수 s1 값의 복사본을 만들어 변수 s2에 대입할 것으로 말이다 하지만 이 코드를 그렇게 동작하지 않는다 </text:span></text:p>
      <text:p text:style-name="P12"><text:span text:style-name="T5"/></text:p>
      <text:p text:style-name="P1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pitch="fixed"/>
    <style:font-face style:name="Noto Mono" svg:font-family="'Noto Mono'" style:font-pitch="fixed"/>
    <style:font-face style:name="Ubuntu Mono" svg:font-family="'Ubuntu Mono'" style:font-pitch="fixed"/>
    <style:font-face style:name="DejaVu Sans Mono1" svg:font-family="'DejaVu Sans Mono'" style:font-family-generic="roman" style:font-pitch="variable"/>
    <style:font-face style:name="Noto Sans Mono CJK JP" svg:font-family="'Noto Sans Mono CJK JP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20:40:43.328005303</meta:creation-date>
    <dc:date>2020-12-18T21:56:09.374646043</dc:date>
    <meta:editing-duration>PT23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3" meta:paragraph-count="45" meta:word-count="2081" meta:character-count="3292" meta:non-whitespace-character-count="2497"/>
  </office:meta>
</office:document-meta>
</file>